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ffffff" draw:textarea-horizontal-align="justify" draw:textarea-vertical-align="middle" draw:auto-grow-height="false" fo:min-height="1.274cm" fo:min-width="5.294cm"/>
    </style:style>
    <style:style style:name="gr2" style:family="graphic" style:parent-style-name="objectwithoutfill">
      <style:graphic-properties svg:stroke-width="0.106cm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3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7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style:font-name="Ubuntu" fo:font-size="12pt" fo:font-weight="bold" style:font-size-asian="20pt" style:font-weight-asian="bold" style:font-size-complex="20pt" style:font-weight-complex="bold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T1" style:family="text">
      <style:text-properties fo:color="#ff3333" fo:font-size="20pt" fo:font-weight="bold" style:font-size-asian="20pt" style:font-weight-asian="bold" style:font-size-complex="20pt" style:font-weight-complex="bold"/>
    </style:style>
    <style:style style:name="T2" style:family="text">
      <style:text-properties fo:font-size="15pt" fo:font-weight="bold" style:font-size-asian="15pt" style:font-weight-asian="bold" style:font-size-complex="15pt" style:font-weight-complex="bold"/>
    </style:style>
    <style:style style:name="T3" style:family="text">
      <style:text-properties fo:color="#0000ff"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draw:layer="layout" svg:width="5.794cm" svg:height="1.524cm" svg:x="10.47cm" svg:y="1.219cm">
          <text:p text:style-name="P1"><text:span text:style-name="T1">CPU Socket </text:span><text:span text:style-name="T1">0</text:span></text:p>
          <text:p text:style-name="P1"><text:span text:style-name="T2">cpu0, cpu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794cm" svg:height="1.524cm" svg:x="17.57cm" svg:y="1.219cm">
          <text:p text:style-name="P1"><text:span text:style-name="T1">CPU Socket </text:span><text:span text:style-name="T1">1</text:span></text:p>
          <text:p text:style-name="P1"><text:span text:style-name="T2">cpu2, cpu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794cm" svg:height="1.524cm" svg:x="26.07cm" svg:y="1.219cm">
          <text:p text:style-name="P1"><text:span text:style-name="T3">Node 1</text:span></text:p>
          <text:p text:style-name="P1"><text:span text:style-name="T2">256MB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794cm" svg:height="1.524cm" svg:x="2.37cm" svg:y="1.219cm">
          <text:p text:style-name="P1"><text:span text:style-name="T3">Node 0</text:span></text:p>
          <text:p text:style-name="P1"><text:span text:style-name="T2">2048MB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6.264cm" svg:y1="2.032cm" svg:x2="17.57cm" svg:y2="2.032cm">
          <text:p/>
        </draw:line>
        <draw:line draw:style-name="gr2" draw:text-style-name="P3" draw:layer="layout" svg:x1="23.364cm" svg:y1="2.032cm" svg:x2="26.07cm" svg:y2="2.032cm">
          <text:p/>
        </draw:line>
        <draw:line draw:style-name="gr2" draw:text-style-name="P3" draw:layer="layout" svg:x1="8.164cm" svg:y1="2.032cm" svg:x2="10.47cm" svg:y2="2.032cm">
          <text:p/>
        </draw:lin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4" draw:layer="layout" svg:width="16.799cm" svg:height="12.7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088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.8000001907348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07cm" fo:text-indent="0cm"/>
      <style:text-properties fo:font-size="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051cm" fo:text-indent="0cm"/>
      <style:text-properties fo:font-size="4.40000009536743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034cm" fo:text-indent="0cm"/>
      <style:text-properties fo:font-size="3.70000004768372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16cm" fo:text-indent="0cm"/>
      <style:text-properties fo:font-size="3.70000004768372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16cm" fo:text-indent="0cm"/>
      <style:text-properties fo:font-size="3.70000004768372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16cm" fo:text-indent="0cm"/>
      <style:text-properties fo:font-size="3.70000004768372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16cm" fo:text-indent="0cm"/>
      <style:text-properties fo:font-size="3.70000004768372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16cm" fo:text-indent="0cm"/>
      <style:text-properties fo:font-size="3.70000004768372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5.56cm" fo:page-height="3.8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0.963cm" svg:x="1cm" svg:y="5.791cm"/>
      <draw:page-thumbnail draw:layer="backgroundobjects" svg:width="8.999cm" svg:height="0.963cm" svg:x="1cm" svg:y="14.367cm"/>
      <draw:page-thumbnail draw:layer="backgroundobjects" svg:width="8.999cm" svg:height="0.963cm" svg:x="1cm" svg:y="22.943cm"/>
      <draw:page-thumbnail draw:layer="backgroundobjects" svg:width="8.999cm" svg:height="0.963cm" svg:x="11cm" svg:y="5.791cm"/>
      <draw:page-thumbnail draw:layer="backgroundobjects" svg:width="8.999cm" svg:height="0.963cm" svg:x="11cm" svg:y="14.367cm"/>
      <draw:page-thumbnail draw:layer="backgroundobjects" svg:width="8.999cm" svg:height="0.963cm" svg:x="11cm" svg:y="22.943cm"/>
    </style:handout-master>
    <style:master-page style:name="Default" style:page-layout-name="PM1" draw:style-name="Mdp1">
      <draw:frame presentation:style-name="Default-title" draw:layer="backgroundobjects" svg:width="32.003cm" svg:height="0.637cm" svg:x="1.778cm" svg:y="0.151cm" presentation:class="title" presentation:placeholder="true">
        <draw:text-box/>
      </draw:frame>
      <draw:frame presentation:style-name="Default-outline1" draw:layer="backgroundobjects" svg:width="32.003cm" svg:height="2.21cm" svg:x="1.778cm" svg:y="0.891cm" presentation:class="outline" presentation:placeholder="true">
        <draw:text-box/>
      </draw:frame>
      <draw:frame presentation:style-name="Mpr1" draw:text-style-name="MP2" draw:layer="backgroundobjects" svg:width="8.285cm" svg:height="0.263cm" svg:x="1.778cm" svg:y="3.469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1.271cm" svg:height="0.263cm" svg:x="12.16cm" svg:y="3.469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8.285cm" svg:height="0.263cm" svg:x="25.495cm" svg:y="3.469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18T09:55:27.256350371</meta:creation-date>
    <dc:date>2019-06-29T08:05:42.040954413</dc:date>
    <meta:editing-duration>PT10H9M55S</meta:editing-duration>
    <meta:editing-cycles>168</meta:editing-cycles>
    <meta:generator>LibreOffice/5.1.4.2$Linux_X86_64 LibreOffice_project/10m0$Build-2</meta:generator>
    <meta:document-statistic meta:object-count="30"/>
  </office:meta>
</office:document-meta>
</file>